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3])" office:value-type="float" office:value="849.72" calcext:value-type="float">
            <text:p>849.7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6:.B46])" office:value-type="float" office:value="1300.35" calcext:value-type="float">
            <text:p>1300.35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8:.B5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58])" office:value-type="float" office:value="13.6" calcext:value-type="float">
            <text:p>13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59])" office:value-type="float" office:value="2440" calcext:value-type="float">
            <text:p>2440</text:p>
          </table:table-cell>
          <table:table-cell table:formula="of:=SUM([.C1:.C60])" office:value-type="float" office:value="2440" calcext:value-type="float">
            <text:p>24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65:.B7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1];[.B72])" office:value-type="float" office:value="-4866.64" calcext:value-type="float">
            <text:p>-4866.6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74];[.B78];[.B82])" office:value-type="float" office:value="-4091.64" calcext:value-type="float">
            <text:p>-4091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00-00-00</text:date>, <text:time style:data-style-name="N2" text:time-value="21:19:42.825034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21:21:44.767986484</dc:date>
    <meta:editing-duration>PT18H49M38S</meta:editing-duration>
    <meta:editing-cycles>107</meta:editing-cycles>
    <meta:generator>LibreOffice/5.1.6.2$Linux_X86_64 LibreOffice_project/10m0$Build-2</meta:generator>
    <meta:document-statistic meta:table-count="2" meta:cell-count="357" meta:object-count="0"/>
  </office:meta>
</office:document-meta>
</file>